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0acf"/>
    </style:style>
    <style:style style:name="P2" style:family="paragraph" style:parent-style-name="Text_20_body">
      <style:text-properties style:font-name="serif" fo:font-size="11.25pt" officeooo:paragraph-rsid="00120acf"/>
    </style:style>
    <style:style style:name="P3" style:family="paragraph" style:parent-style-name="Text_20_body">
      <style:text-properties officeooo:paragraph-rsid="00152ebd"/>
    </style:style>
    <style:style style:name="P4" style:family="paragraph" style:parent-style-name="Text_20_body">
      <style:text-properties officeooo:rsid="00152ebd" officeooo:paragraph-rsid="00152ebd"/>
    </style:style>
    <style:style style:name="P5" style:family="paragraph" style:parent-style-name="Text_20_body">
      <style:text-properties officeooo:rsid="00152ebd" officeooo:paragraph-rsid="001634b5"/>
    </style:style>
    <style:style style:name="P6" style:family="paragraph" style:parent-style-name="Text_20_body">
      <style:text-properties officeooo:paragraph-rsid="001634b5"/>
    </style:style>
    <style:style style:name="T1" style:family="text">
      <style:text-properties style:font-name="serif" fo:font-size="11.25pt"/>
    </style:style>
    <style:style style:name="T2" style:family="text">
      <style:text-properties officeooo:rsid="00152ebd"/>
    </style:style>
    <style:style style:name="T3" style:family="text">
      <style:text-properties officeooo:rsid="001634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nalice los sitios web desde el punto de vista de la navegación. ¿Cómo de fácil es moverse por el sitio? ¿Por qué?</text:p>
      <text:p text:style-name="P3"><text:a xlink:type="simple" xlink:href="http://www.zincbistroaz.com/" text:style-name="Internet_20_link" text:visited-style-name="Visited_20_Internet_20_Link">http://www.zincbistroaz.com/</text:a> </text:p>
      <text:p text:style-name="P3"><text:span text:style-name="T2">Un menú sencillo fácil de moverse en el ya que contiene pocos elementos.</text:span></text:p>
      <text:p text:style-name="P3"><text:a xlink:type="simple" xlink:href="http://www.pccomponentes.com/" text:style-name="Internet_20_link" text:visited-style-name="Visited_20_Internet_20_Link">http://www.pccomponentes.com</text:a> </text:p>
      <text:p text:style-name="P3"><text:span text:style-name="T2">Un menú con muchos elementos, difícil de moverse entre ellos si no se esta familiarizado con los elementos que lo conforma.</text:span></text:p>
      <text:p text:style-name="P4"><text:a xlink:type="simple" xlink:href="http://www.ucm.es/" text:style-name="Internet_20_link" text:visited-style-name="Visited_20_Internet_20_Link">http://www.ucm.es</text:a></text:p>
      <text:p text:style-name="P4">Un menú con gran cantidad de elementos pero con una distribución que lo hace mas fácil para navegar entre ellos.</text:p>
      <text:p text:style-name="P3"/>
      <text:p text:style-name="P1">2. ¿Qué tipo de navegación ofrece cada uno? Clasifícalos según los tipos de navegación vistos en clase.</text:p>
      <text:p text:style-name="P6"><text:a xlink:type="simple" xlink:href="http://www.zincbistroaz.com/" text:style-name="Internet_20_link" text:visited-style-name="Visited_20_Internet_20_Link">http://www.zincbistroaz.com/</text:a> <text:span text:style-name="T3">Ofrece un tipo de menú de “Estas aquí”.</text:span></text:p>
      <text:p text:style-name="P6"><text:a xlink:type="simple" xlink:href="http://www.pccomponentes.com/" text:style-name="Internet_20_link" text:visited-style-name="Visited_20_Internet_20_Link">http://www.pccomponentes.com</text:a> <text:span text:style-name="T3">Ofrece un tipo de menú de pestañas.</text:span></text:p>
      <text:p text:style-name="P5"><text:a xlink:type="simple" xlink:href="http://www.ucm.es/" text:style-name="Internet_20_link" text:visited-style-name="Visited_20_Internet_20_Link">http://www.ucm.es</text:a> <text:span text:style-name="T3">Ofrece </text:span></text:p>
      <text:p text:style-name="P6"/>
      <text:p text:style-name="P1">3. ¿Hay algún tipo de interactividad? ¿Qué te parece dicha interactividad, resulta útil o frustrante?</text:p>
      <text:p text:style-name="P1"><text:line-break/></text:p>
      <text:p text:style-name="P1"/>
      <text:p text:style-name="P1"/>
      <text:p text:style-name="P1"/>
      <text:p text:style-name="P1"><text:span text:style-name="T1">rollover, en el que todos</text:span><text:line-break/><text:span text:style-name="T1">los componentes, una opción o algunos de ellos cambian de aspecto al situar el usuario el puntero sobre ella</text:span></text:p>
      <text:p text:style-name="P1"><text:span text:style-name="T1">menús de árbol, similares al que ofrece el explorador de Windows para navegar entre los discos<text:line-break/>duros y sus carpetas, y los menús de cortinillas, en los que aparecen y desaparecen capas con grupos de opciones.</text:span></text:p>
      <text:p text:style-name="P1"><text:span text:style-name="T1"/></text:p>
      <text:p text:style-name="P2">menú muy aceptado es el de pestañas, que simula el aspecto de un clásico archivador de carpetas,</text:p>
      <text:p text:style-name="P2">menú muy extendido es el “estás aquí”. este tipo de enlace presenta en forma textual una serie de<text:line-break/>enlaces que describen la ruta que ha seguido el usuario para llegar a la página actual a partir de la ho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5:33:53.907245814</meta:creation-date>
    <dc:date>2022-09-30T18:02:15.933322974</dc:date>
    <meta:editing-duration>PT7M51S</meta:editing-duration>
    <meta:editing-cycles>1</meta:editing-cycles>
    <meta:document-statistic meta:table-count="0" meta:image-count="0" meta:object-count="0" meta:page-count="1" meta:paragraph-count="17" meta:word-count="247" meta:character-count="1503" meta:non-whitespace-character-count="1268"/>
    <meta:generator>LibreOffice/6.4.7.2$Linux_X86_64 LibreOffice_project/40$Build-2</meta:generator>
  </office:meta>
</office:document-meta>
</file>